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subtitle">
      <style:graphic-properties draw:fill-color="#ffffff" draw:auto-grow-height="true" fo:min-height="3cm"/>
    </style:style>
    <style:style style:name="pr2" style:family="presentation" style:parent-style-name="lyt-darkblue-title">
      <style:graphic-properties fo:min-height="3.257cm"/>
    </style:style>
    <style:style style:name="pr3" style:family="presentation" style:parent-style-name="lyt-darkblue-subtitle">
      <style:graphic-properties draw:fill-color="#ffffff" draw:auto-grow-height="true" fo:min-height="3.5cm"/>
    </style:style>
    <style:style style:name="pr4" style:family="presentation" style:parent-style-name="lyt-darkblue-notes">
      <style:graphic-properties draw:fill-color="#ffffff" draw:auto-grow-height="true" fo:min-height="11.411cm"/>
    </style:style>
    <style:style style:name="pr5" style:family="presentation" style:parent-style-name="lyt-darkblue-title">
      <style:graphic-properties draw:auto-grow-height="true" fo:min-height="3.508cm"/>
    </style:style>
    <style:style style:name="pr6" style:family="presentation" style:parent-style-name="lyt-darkblue-outline1">
      <style:graphic-properties fo:min-height="13.61cm"/>
    </style:style>
    <style:style style:name="pr7" style:family="presentation" style:parent-style-name="lyt-darkblue-notes">
      <style:graphic-properties draw:fill-color="#ffffff" fo:min-height="11.16cm"/>
    </style:style>
    <style:style style:name="P1" style:family="paragraph">
      <style:text-properties fo:font-size="32pt" fo:font-style="italic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32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4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5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6" style:family="paragraph">
      <style:text-properties fo:font-size="32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7" style:family="paragraph">
      <style:paragraph-properties fo:margin-top="0cm" fo:margin-bottom="0.4cm"/>
    </style:style>
    <style:style style:name="P8" style:family="paragraph">
      <style:paragraph-properties fo:margin-left="0cm" fo:margin-right="0cm" fo:margin-top="0cm" fo:margin-bottom="0.4cm" fo:text-indent="0cm"/>
    </style:style>
    <style:style style:name="P9" style:family="paragraph">
      <style:paragraph-properties fo:margin-top="0cm" fo:margin-bottom="0.2cm"/>
    </style:style>
    <style:style style:name="P10" style:family="paragraph">
      <style:paragraph-properties fo:margin-left="0cm" fo:margin-right="0cm" fo:margin-top="0cm" fo:margin-bottom="0.2cm" fo:text-indent="0cm"/>
    </style:style>
    <style:style style:name="P11" style:family="paragraph">
      <style:text-properties fo:font-size="2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left="0cm" fo:margin-right="0cm" fo:margin-top="0cm" fo:margin-bottom="0.5cm" fo:text-indent="0cm"/>
    </style:style>
    <style:style style:name="P14" style:family="paragraph">
      <style:paragraph-properties fo:margin-top="0cm" fo:margin-bottom="1cm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cm" fo:margin-bottom="0.1cm" fo:text-indent="0cm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draw:frame presentation:style-name="pr1" draw:text-style-name="P1" draw:layer="layout" svg:width="24.369cm" svg:height="3cm" svg:x="2.131cm" svg:y="8.4cm" presentation:class="subtitle" presentation:user-transformed="true">
          <draw:text-box>
            <text:p text:style-name="P1">Attila Döme Lehóczky</text:p>
          </draw:text-box>
        </draw:frame>
        <draw:frame presentation:style-name="pr2" draw:layer="layout" svg:width="23.912cm" svg:height="3.257cm" svg:x="2.088cm" svg:y="1.7cm" presentation:class="title" presentation:user-transformed="true">
          <draw:text-box>
            <text:p text:style-name="P2">MPI test automation framework</text:p>
          </draw:text-box>
        </draw:frame>
        <draw:frame presentation:style-name="pr3" draw:text-style-name="P3" draw:layer="layout" svg:width="24.369cm" svg:height="3.5cm" svg:x="2.131cm" svg:y="11.3cm">
          <draw:text-box>
            <text:p text:style-name="P3"><text:span text:style-name="T1">Cranfield University, School of Engineering</text:span></text:p>
            <text:p text:style-name="P3"><text:span text:style-name="T1">2012/2013</text:span></text:p>
          </draw:text-box>
        </draw:frame>
        <draw:frame presentation:style-name="pr2" draw:text-style-name="P5" draw:layer="layout" svg:width="23.912cm" svg:height="3.257cm" svg:x="2.088cm" svg:y="4.401cm" presentation:class="title" presentation:user-transformed="true">
          <draw:text-box>
            <text:p text:style-name="P4"><text:span text:style-name="T2">Technical presentation</text:span></text:p>
          </draw:text-box>
        </draw:frame>
        <draw:frame presentation:style-name="pr1" draw:text-style-name="P6" draw:layer="layout" svg:width="24.369cm" svg:height="3cm" svg:x="2.131cm" svg:y="15cm">
          <draw:text-box>
            <text:p text:style-name="P6"><text:span text:style-name="T3">Supervisor: Mark Stillwell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4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draw:frame presentation:style-name="pr5" draw:layer="layout" svg:width="23.912cm" svg:height="3.508cm" svg:x="2.058cm" svg:y="0.784cm" presentation:class="title">
          <draw:text-box>
            <text:p>Background / Motivation: MPI</text:p>
          </draw:text-box>
        </draw:frame>
        <draw:frame presentation:style-name="pr6" draw:text-style-name="P7" draw:layer="layout" svg:width="24.369cm" svg:height="13.61cm" svg:x="2.058cm" svg:y="5.453cm" presentation:class="outline">
          <draw:text-box>
            <text:list text:style-name="L3">
              <text:list-item>
                <text:p text:style-name="P7">Inter-process communication API</text:p>
              </text:list-item>
              <text:list-item>
                <text:p text:style-name="P7">Language-independent</text:p>
              </text:list-item>
              <text:list-item>
                <text:p text:style-name="P7">Just a specification</text:p>
              </text:list-item>
              <text:list-item>
                <text:p text:style-name="P7">MPI implementations</text:p>
                <text:list>
                  <text:list-item>
                    <text:p text:style-name="P8">OpenMPI</text:p>
                    <text:list>
                      <text:list-item>
                        <text:p text:style-name="P8">Used on Grid'5000</text:p>
                      </text:list-item>
                    </text:list>
                  </text:list-item>
                  <text:list-item>
                    <text:p text:style-name="P8">MP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draw:frame presentation:style-name="pr5" draw:layer="layout" svg:width="25.442cm" svg:height="3.508cm" svg:x="2.058cm" svg:y="0.784cm" presentation:class="title" presentation:user-transformed="true">
          <draw:text-box>
            <text:p>Background / Motivation: Simulation</text:p>
          </draw:text-box>
        </draw:frame>
        <draw:frame presentation:style-name="pr6" draw:layer="layout" svg:width="24.369cm" svg:height="13.61cm" svg:x="2.058cm" svg:y="5.453cm" presentation:class="outline">
          <draw:text-box>
            <text:list text:style-name="L3">
              <text:list-item>
                <text:p text:style-name="P9">Algorithmic abstraction of a real-world system</text:p>
              </text:list-item>
              <text:list-item>
                <text:p text:style-name="P9">Performance analysis can be conducted</text:p>
              </text:list-item>
              <text:list-item>
                <text:p text:style-name="P9">It has multiple advantages...</text:p>
              </text:list-item>
              <text:list-item>
                <text:p text:style-name="P9">SimGrid</text:p>
                <text:list>
                  <text:list-item>
                    <text:p text:style-name="P10">Generic simulation framework</text:p>
                    <text:list>
                      <text:list-item>
                        <text:p text:style-name="P10">Grids, Clouds, HPC, P2P systems</text:p>
                      </text:list-item>
                    </text:list>
                  </text:list-item>
                  <text:list-item>
                    <text:p text:style-name="P10">Scalable, extensible engine</text:p>
                  </text:list-item>
                  <text:list-item>
                    <text:p text:style-name="P10">Very active project</text:p>
                  </text:list-item>
                  <text:list-item>
                    <text:p text:style-name="P10">Favored by researc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7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draw:frame presentation:style-name="pr5" draw:layer="layout" svg:width="23.912cm" svg:height="3.508cm" svg:x="2.058cm" svg:y="0.784cm" presentation:class="title">
          <draw:text-box>
            <text:p>Background / Motivation: SMPI</text:p>
          </draw:text-box>
        </draw:frame>
        <draw:frame presentation:style-name="pr6" draw:layer="layout" svg:width="24.369cm" svg:height="13.61cm" svg:x="2.059cm" svg:y="5.453cm" presentation:class="outline" presentation:user-transformed="true">
          <draw:text-box>
            <text:list text:style-name="L3">
              <text:list-item>
                <text:p text:style-name="P12">Single-node MPI simulation</text:p>
              </text:list-item>
              <text:list-item>
                <text:p text:style-name="P12">Part of the SimGrid project</text:p>
              </text:list-item>
              <text:list-item>
                <text:p text:style-name="P12">Accurate, scalable and fast</text:p>
                <text:list>
                  <text:list-item>
                    <text:p text:style-name="P10">Validated via a large set of experiments</text:p>
                  </text:list-item>
                </text:list>
              </text:list-item>
              <text:list-item>
                <text:p text:style-name="P12">Actively developed</text:p>
                <text:list>
                  <text:list-item>
                    <text:p text:style-name="P13">Continuous validation is necess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7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5" draw:layer="layout" svg:width="23.912cm" svg:height="3.508cm" svg:x="2.058cm" svg:y="0.784cm" presentation:class="title">
          <draw:text-box>
            <text:p>Background / Motivation: Testing</text:p>
          </draw:text-box>
        </draw:frame>
        <draw:frame presentation:style-name="pr6" draw:text-style-name="P9" draw:layer="layout" svg:width="24.369cm" svg:height="13.61cm" svg:x="2.058cm" svg:y="5.453cm" presentation:class="outline">
          <draw:text-box>
            <text:list text:style-name="L3">
              <text:list-item>
                <text:p text:style-name="P9">A multiple-step process</text:p>
                <text:list>
                  <text:list-item>
                    <text:p text:style-name="P10">Allocation of nodes</text:p>
                  </text:list-item>
                  <text:list-item>
                    <text:p text:style-name="P10">Deployment of images</text:p>
                  </text:list-item>
                  <text:list-item>
                    <text:p text:style-name="P10">Configuration</text:p>
                  </text:list-item>
                  <text:list-item>
                    <text:p text:style-name="P10">Post-processing</text:p>
                  </text:list-item>
                  <text:list-item>
                    <text:p text:style-name="P10">...</text:p>
                  </text:list-item>
                </text:list>
              </text:list-item>
              <text:list-item>
                <text:p text:style-name="P7">No step-by-step, universal guide</text:p>
              </text:list-item>
              <text:list-item>
                <text:p text:style-name="P14">Repetitive, error-prone</text:p>
              </text:list-item>
              <text:list-item>
                <text:p text:style-name="P9">Need for a framework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7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5" draw:layer="layout" svg:width="23.912cm" svg:height="3.508cm" svg:x="2.058cm" svg:y="0.784cm" presentation:class="title">
          <draw:text-box>
            <text:p>Goals</text:p>
          </draw:text-box>
        </draw:frame>
        <draw:frame presentation:style-name="pr6" draw:text-style-name="P9" draw:layer="layout" svg:width="24.369cm" svg:height="13.61cm" svg:x="2.058cm" svg:y="5.453cm" presentation:class="outline">
          <draw:text-box>
            <text:list text:style-name="L3">
              <text:list-item>
                <text:p text:style-name="P12">As much automation as possible</text:p>
              </text:list-item>
              <text:list-item>
                <text:p text:style-name="P12">Remove the tedious, repetitive steps</text:p>
              </text:list-item>
              <text:list-item>
                <text:p text:style-name="P12">Construction of workflows</text:p>
              </text:list-item>
              <text:list-item>
                <text:p text:style-name="P12">Modularity</text:p>
                <text:list>
                  <text:list-item>
                    <text:p text:style-name="P13">Independent “blocks”</text:p>
                  </text:list-item>
                </text:list>
              </text:list-item>
              <text:list-item>
                <text:p text:style-name="P12">Reusability</text:p>
                <text:list>
                  <text:list-item>
                    <text:p text:style-name="P15">Interchangeable “block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7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draw:frame presentation:style-name="pr5" draw:layer="layout" svg:width="23.912cm" svg:height="3.508cm" svg:x="2.058cm" svg:y="0.784cm" presentation:class="title">
          <draw:text-box>
            <text:p>Implementation</text:p>
          </draw:text-box>
        </draw:frame>
        <draw:frame presentation:style-name="pr6" draw:text-style-name="P9" draw:layer="layout" svg:width="24.369cm" svg:height="13.61cm" svg:x="2.058cm" svg:y="5.453cm" presentation:class="outline">
          <draw:text-box>
            <text:list text:style-name="L3">
              <text:list-item>
                <text:p text:style-name="P9">XPflow</text:p>
                <text:list>
                  <text:list-item>
                    <text:p text:style-name="P9">Experimentation engine</text:p>
                  </text:list-item>
                  <text:list-item>
                    <text:p text:style-name="P9">New project</text:p>
                  </text:list-item>
                  <text:list-item>
                    <text:p text:style-name="P10">Top-down approach, taken from Business Process Management</text:p>
                    <text:list>
                      <text:list-item>
                        <text:p text:style-name="P10">Understand the problem</text:p>
                      </text:list-item>
                      <text:list-item>
                        <text:p text:style-name="P10">Model it as a workflow</text:p>
                      </text:list-item>
                      <text:list-item>
                        <text:p text:style-name="P10">Execution and monitoring</text:p>
                      </text:list-item>
                      <text:list-item>
                        <text:p text:style-name="P10">Improve activities and proce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7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draw:frame presentation:style-name="pr5" draw:layer="layout" svg:width="23.912cm" svg:height="3.508cm" svg:x="2.058cm" svg:y="0.784cm" presentation:class="title">
          <draw:text-box>
            <text:p>Implementation: XPflow</text:p>
          </draw:text-box>
        </draw:frame>
        <draw:frame presentation:style-name="pr6" draw:text-style-name="P9" draw:layer="layout" svg:width="24.369cm" svg:height="13.61cm" svg:x="2.058cm" svg:y="5.453cm" presentation:class="outline">
          <draw:text-box>
            <text:list text:style-name="L3">
              <text:list-item>
                <text:p text:style-name="P9">2 main concepts</text:p>
                <text:list>
                  <text:list-item>
                    <text:p text:style-name="P10">Processes</text:p>
                    <text:list>
                      <text:list-item>
                        <text:p text:style-name="P10">High-level description of an experiment</text:p>
                      </text:list-item>
                      <text:list-item>
                        <text:p text:style-name="P10">Orchestrate other processes and activities</text:p>
                      </text:list-item>
                      <text:list-item>
                        <text:p text:style-name="P10">Written in a DSL</text:p>
                      </text:list-item>
                    </text:list>
                  </text:list-item>
                  <text:list-item>
                    <text:p text:style-name="P10">Activities</text:p>
                    <text:list>
                      <text:list-item>
                        <text:p text:style-name="P10">Low-level building blocks</text:p>
                      </text:list-item>
                      <text:list-item>
                        <text:p text:style-name="P10">“Real” work</text:p>
                      </text:list-item>
                      <text:list-item>
                        <text:p text:style-name="P10">Written in Rub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7" draw:text-style-name="P1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draw:frame presentation:style-name="pr2" draw:layer="layout" svg:width="23.912cm" svg:height="3.257cm" svg:x="2.058cm" svg:y="0.909cm" presentation:class="title">
          <draw:text-box>
            <text:p>Progress: Preparation</text:p>
          </draw:text-box>
        </draw:frame>
        <draw:frame presentation:style-name="pr6" draw:layer="layout" svg:width="24.369cm" svg:height="13.61cm" svg:x="2.058cm" svg:y="5.453cm" presentation:class="outline">
          <draw:text-box>
            <text:list text:style-name="L3">
              <text:list-item>
                <text:p text:style-name="P9">Testing “by hand”</text:p>
                <text:list>
                  <text:list-item>
                    <text:p text:style-name="P10">Both on Astral and on Grid'5000</text:p>
                  </text:list-item>
                  <text:list-item>
                    <text:p text:style-name="P10">Configuration</text:p>
                  </text:list-item>
                  <text:list-item>
                    <text:p text:style-name="P10">Post-processing</text:p>
                  </text:list-item>
                  <text:list-item>
                    <text:p text:style-name="P10">Visualization</text:p>
                  </text:list-item>
                  <text:list-item>
                    <text:p text:style-name="P10">“Examples”: how testing is d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draw:frame presentation:style-name="pr2" draw:layer="layout" svg:width="23.912cm" svg:height="3.257cm" svg:x="2.058cm" svg:y="0.909cm" presentation:class="title" presentation:user-transformed="true">
          <draw:text-box>
            <text:p>Progress: Implementation</text:p>
          </draw:text-box>
        </draw:frame>
        <draw:frame presentation:style-name="pr6" draw:layer="layout" svg:width="24.369cm" svg:height="13.61cm" svg:x="2.058cm" svg:y="5.453cm" presentation:class="outline">
          <draw:text-box>
            <text:list text:style-name="L3">
              <text:list-item>
                <text:p text:style-name="P9">Various features are implemented</text:p>
                <text:list>
                  <text:list-item>
                    <text:p text:style-name="P10">Node reservation</text:p>
                  </text:list-item>
                  <text:list-item>
                    <text:p text:style-name="P10">Image deployment</text:p>
                  </text:list-item>
                  <text:list-item>
                    <text:p text:style-name="P10">Broadcast of runnables</text:p>
                  </text:list-item>
                </text:list>
              </text:list-item>
              <text:list-item>
                <text:p text:style-name="P9">Multiple methods under development</text:p>
                <text:list>
                  <text:list-item>
                    <text:p text:style-name="P10">Actual execution of the experiment</text:p>
                  </text:list-item>
                  <text:list-item>
                    <text:p text:style-name="P10">Post-processing</text:p>
                  </text:list-item>
                  <text:list-item>
                    <text:p text:style-name="P10">Problems on Grid'5000 ...</text:p>
                  </text:list-item>
                </text:list>
              </text:list-item>
              <text:list-item>
                <text:p text:style-name="P9">Current implementation is fairly Grid'5000-specific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draw:frame presentation:style-name="pr2" draw:layer="layout" svg:width="23.912cm" svg:height="3.257cm" svg:x="2.058cm" svg:y="0.909cm" presentation:class="title">
          <draw:text-box>
            <text:p>Plans for the remaining time</text:p>
          </draw:text-box>
        </draw:frame>
        <draw:frame presentation:style-name="pr6" draw:text-style-name="P9" draw:layer="layout" svg:width="24.369cm" svg:height="13.61cm" svg:x="2.058cm" svg:y="5.453cm" presentation:class="outline">
          <draw:text-box>
            <text:list text:style-name="L3">
              <text:list-item>
                <text:p text:style-name="P9">Finish implementation</text:p>
                <text:list>
                  <text:list-item>
                    <text:p text:style-name="P10">Execution</text:p>
                  </text:list-item>
                  <text:list-item>
                    <text:p text:style-name="P10">Post-processing</text:p>
                    <text:list>
                      <text:list-item>
                        <text:p text:style-name="P16">Gathering of traces</text:p>
                      </text:list-item>
                      <text:list-item>
                        <text:p text:style-name="P16">Conversion</text:p>
                      </text:list-item>
                    </text:list>
                  </text:list-item>
                </text:list>
              </text:list-item>
              <text:list-item>
                <text:p text:style-name="P9">Thorough testing</text:p>
              </text:list-item>
              <text:list-item>
                <text:p text:style-name="P9">Maybe introduce a few other features</text:p>
                <text:list>
                  <text:list-item>
                    <text:p text:style-name="P10">Metadata collection</text:p>
                  </text:list-item>
                  <text:list-item>
                    <text:p text:style-name="P10">As time allows...</text:p>
                  </text:list-item>
                </text:list>
              </text:list-item>
              <text:list-item>
                <text:p>Finish documentatio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draw:frame presentation:style-name="pr2" draw:layer="layout" svg:width="23.912cm" svg:height="3.257cm" svg:x="2.058cm" svg:y="0.909cm" presentation:class="title">
          <draw:text-box>
            <text:p>Summary</text:p>
          </draw:text-box>
        </draw:frame>
        <draw:frame presentation:style-name="pr6" draw:layer="layout" svg:width="24.369cm" svg:height="13.775cm" svg:x="2.058cm" svg:y="5.453cm" presentation:class="outline" presentation:user-transformed="true">
          <draw:text-box>
            <text:list text:style-name="L3">
              <text:list-item>
                <text:p text:style-name="P9">SMPI</text:p>
                <text:list>
                  <text:list-item>
                    <text:p text:style-name="P10">Huge amount of testing needed</text:p>
                  </text:list-item>
                  <text:list-item>
                    <text:p text:style-name="P10">Conducting tests is tedious</text:p>
                    <text:list>
                      <text:list-item>
                        <text:p text:style-name="P16">A repetitive, multiple-step process</text:p>
                      </text:list-item>
                      <text:list-item>
                        <text:p text:style-name="P10">Error-prone</text:p>
                      </text:list-item>
                    </text:list>
                  </text:list-item>
                </text:list>
              </text:list-item>
              <text:list-item>
                <text:p text:style-name="P9">Test automation framework</text:p>
                <text:list>
                  <text:list-item>
                    <text:p text:style-name="P10">Real-life MPI tests</text:p>
                  </text:list-item>
                  <text:list-item>
                    <text:p text:style-name="P10">SMPI tests</text:p>
                  </text:list-item>
                  <text:list-item>
                    <text:p text:style-name="P10">Grid'5000-specific</text:p>
                  </text:list-item>
                  <text:list-item>
                    <text:p text:style-name="P10">A lot of possible directions for development</text:p>
                    <text:list>
                      <text:list-item>
                        <text:p text:style-name="P10">Time constraints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language="en" fo:country="GB" fo:font-style="italic" fo:text-shadow="none" style:text-underline-style="none" fo:font-weight="bold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darkblue" style:page-layout-name="PM1" draw:style-name="M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86cm" svg:x="2.058cm" svg:y="5.453cm" presentation:class="outline" presentation:placeholder="true">
        <draw:text-box draw:corner-radius="0.001cm"/>
      </draw:frame>
      <draw:rect draw:style-name="Mgr3" draw:text-style-name="MP3" draw:layer="backgroundobjects" svg:width="25.987cm" svg:height="0.269cm" svg:x="2.012cm" svg:y="19.658cm">
        <text:p/>
      </draw:rect>
      <draw:rect draw:style-name="Mgr3" draw:text-style-name="MP3" draw:layer="backgroundobjects" svg:width="22.479cm" svg:height="0.269cm" svg:x="5.5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ehoo </meta:initial-creator>
    <meta:creation-date>2013-07-11T11:21:19</meta:creation-date>
    <meta:editing-duration>PT09H05M51S</meta:editing-duration>
    <meta:editing-cycles>98</meta:editing-cycles>
    <meta:generator>OpenOffice.org/3.2$Linux OpenOffice.org_project/320m19$Build-9505</meta:generator>
    <dc:date>2013-07-11T20:26:50</dc:date>
    <dc:creator>lehoo </dc:creator>
    <meta:document-statistic meta:object-count="67"/>
  </office:meta>
</office:document-meta>
</file>